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t</text:p>
          </table:table-cell>
          <table:table-cell table:style-name="ce1" office:value-type="float" office:value="0.0000000001" calcext:value-type="float">
            <text:p>1.00E-10</text:p>
          </table:table-cell>
        </table:table-row>
        <table:table-row table:style-name="ro1">
          <table:table-cell office:value-type="string" calcext:value-type="string">
            <text:p>dx inlet</text:p>
          </table:table-cell>
          <table:table-cell office:value-type="float" office:value="0.07416" calcext:value-type="float">
            <text:p>0.07416</text:p>
          </table:table-cell>
        </table:table-row>
        <table:table-row table:style-name="ro1">
          <table:table-cell office:value-type="string" calcext:value-type="string">
            <text:p>dx ex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438477" calcext:value-type="float">
            <text:p>0.438477</text:p>
          </table:table-cell>
        </table:table-row>
        <table:table-row table:style-name="ro1">
          <table:table-cell office:value-type="string" calcext:value-type="string">
            <text:p>Ti 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table:formula="of:=[.B6]*(1+0.5*0.4*[.B5]*[.B5])/(1+0.5*0.4*[.B4]*[.B4])" office:value-type="float" office:value="173.075402650967" calcext:value-type="float">
            <text:p>173.075402651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table:formula="of:=SQRT(1.4*287.14*[.B7])" office:value-type="float" office:value="263.771908216319" calcext:value-type="float">
            <text:p>263.7719082163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table:formula="of:=SQRT(1.4*287.14*[.B6])" office:value-type="float" office:value="634.031544956558" calcext:value-type="float">
            <text:p>634.03154495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FL exit</text:p>
          </table:table-cell>
          <table:table-cell table:formula="of:=([.B4]*[.B8]*[.B1])/[.B3]" office:value-type="float" office:value="0.000000263771908216319" calcext:value-type="float">
            <text:p>2.63771908216319E-07</text:p>
          </table:table-cell>
        </table:table-row>
        <table:table-row table:style-name="ro1">
          <table:table-cell office:value-type="string" calcext:value-type="string">
            <text:p>CFL inlet</text:p>
          </table:table-cell>
          <table:table-cell table:formula="of:=[.B5]*[.B9]*[.B1]/[.B2]" office:value-type="float" office:value="0.000000374876280660621" calcext:value-type="float">
            <text:p>3.74876280660621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1:04:22.835066718</meta:creation-date>
    <dc:date>2017-04-24T01:10:00.960578570</dc:date>
    <meta:editing-duration>PT5M37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